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list-style-name="Numbering_20_1">
      <style:text-properties fo:font-size="16pt" officeooo:paragraph-rsid="001d0988" style:font-size-asian="16pt" style:font-size-complex="16pt"/>
    </style:style>
    <style:style style:name="P2" style:family="paragraph" style:parent-style-name="Heading_20_1" style:list-style-name="Numbering_20_1">
      <style:text-properties officeooo:paragraph-rsid="001d0988"/>
    </style:style>
    <style:style style:name="P3" style:family="paragraph" style:parent-style-name="Heading_20_1" style:list-style-name="Numbering_20_1">
      <style:paragraph-properties fo:margin-top="0.423cm" fo:margin-bottom="0.212cm" loext:contextual-spacing="false" fo:orphans="0" fo:widows="0" fo:hyphenation-ladder-count="no-limit" fo:keep-with-next="always" style:writing-mode="lr-tb"/>
      <style:text-properties style:use-window-font-color="true" style:font-name="Arial" fo:font-size="16pt" fo:language="fr" fo:country="FR" officeooo:paragraph-rsid="001d0988" style:font-name-asian="MS Mincho" style:font-size-asian="16pt" style:font-name-complex="Tahoma" style:font-size-complex="16pt" style:language-complex="ar" style:country-complex="SA" fo:hyphenate="false" fo:hyphenation-remain-char-count="2" fo:hyphenation-push-char-count="2"/>
    </style:style>
    <style:style style:name="P4" style:family="paragraph" style:parent-style-name="Standard">
      <style:text-properties fo:font-size="12pt" officeooo:paragraph-rsid="001d0988" style:font-size-asian="12pt" style:font-size-complex="12pt"/>
    </style:style>
    <style:style style:name="P5" style:family="paragraph" style:parent-style-name="Standard">
      <style:text-properties officeooo:paragraph-rsid="001d0988"/>
    </style:style>
    <style:style style:name="P6" style:family="paragraph" style:parent-style-name="Text_20_body">
      <style:text-properties style:use-window-font-color="true" style:font-name="Times New Roman" fo:font-size="12pt" fo:language="fr" fo:country="FR" officeooo:rsid="002327cd" officeooo:paragraph-rsid="001d0988" style:font-name-asian="Arial Unicode MS" style:font-size-asian="12pt" style:font-name-complex="Times New Roman" style:font-size-complex="12pt" style:language-complex="ar" style:country-complex="SA"/>
    </style:style>
    <style:style style:name="P7" style:family="paragraph" style:parent-style-name="Text_20_body">
      <style:paragraph-properties fo:text-align="justify" style:justify-single-word="false"/>
      <style:text-properties officeooo:paragraph-rsid="001d0988"/>
    </style:style>
    <style:style style:name="P8" style:family="paragraph" style:parent-style-name="Text_20_body">
      <style:paragraph-properties fo:text-align="center" style:justify-single-word="false"/>
      <style:text-properties officeooo:paragraph-rsid="001d0988"/>
    </style:style>
    <style:style style:name="P9" style:family="paragraph" style:parent-style-name="Text_20_body">
      <style:paragraph-properties fo:text-align="justify" style:justify-single-word="false"/>
      <style:text-properties fo:font-size="12pt" officeooo:paragraph-rsid="001d0988" style:font-size-asian="12pt" style:font-size-complex="12pt"/>
    </style:style>
    <style:style style:name="P10" style:family="paragraph" style:parent-style-name="Text_20_body">
      <style:text-properties fo:font-size="12pt" officeooo:paragraph-rsid="001d0988" style:font-size-asian="12pt" style:font-size-complex="12pt"/>
    </style:style>
    <style:style style:name="P11" style:family="paragraph" style:parent-style-name="Text_20_body">
      <style:text-properties style:font-name="Times New Roman" fo:font-size="12pt" fo:font-weight="normal" officeooo:paragraph-rsid="001d0988" style:font-size-asian="12pt" style:font-weight-asian="normal" style:font-size-complex="12pt" style:font-weight-complex="normal"/>
    </style:style>
    <style:style style:name="P12" style:family="paragraph" style:parent-style-name="Text_20_body">
      <style:text-properties fo:font-size="16pt" officeooo:paragraph-rsid="001d0988" style:font-size-asian="16pt" style:font-size-complex="16pt"/>
    </style:style>
    <style:style style:name="P13" style:family="paragraph" style:parent-style-name="Text_20_body">
      <style:text-properties officeooo:rsid="002e2ad2" officeooo:paragraph-rsid="001d0988"/>
    </style:style>
    <style:style style:name="P14" style:family="paragraph" style:parent-style-name="Text_20_body">
      <style:paragraph-properties fo:text-align="justify" style:justify-single-word="false"/>
      <style:text-properties fo:font-style="italic" officeooo:rsid="002e2ad2" officeooo:paragraph-rsid="001d0988"/>
    </style:style>
    <style:style style:name="P15" style:family="paragraph" style:parent-style-name="Text_20_body">
      <style:text-properties fo:font-style="italic" officeooo:rsid="002e2ad2" officeooo:paragraph-rsid="001d0988"/>
    </style:style>
    <style:style style:name="P16" style:family="paragraph" style:parent-style-name="Text_20_body">
      <style:paragraph-properties fo:text-align="justify" style:justify-single-word="false"/>
      <style:text-properties fo:font-style="italic" officeooo:paragraph-rsid="001d0988"/>
    </style:style>
    <style:style style:name="P17" style:family="paragraph" style:parent-style-name="Text_20_body">
      <style:text-properties officeooo:rsid="0011900f" officeooo:paragraph-rsid="001d0988"/>
    </style:style>
    <style:style style:name="P18" style:family="paragraph" style:parent-style-name="Text_20_body">
      <style:text-properties officeooo:paragraph-rsid="001d0988"/>
    </style:style>
    <style:style style:name="P19" style:family="paragraph" style:parent-style-name="Text_20_body">
      <style:paragraph-properties fo:orphans="0" fo:widows="0" fo:hyphenation-ladder-count="no-limit" style:writing-mode="lr-tb"/>
      <style:text-properties officeooo:paragraph-rsid="001d0988" fo:hyphenate="false" fo:hyphenation-remain-char-count="2" fo:hyphenation-push-char-count="2"/>
    </style:style>
    <style:style style:name="P20" style:family="paragraph" style:parent-style-name="Text_20_body" style:list-style-name="L1">
      <style:paragraph-properties fo:orphans="0" fo:widows="0" fo:hyphenation-ladder-count="no-limit" style:writing-mode="lr-tb"/>
      <style:text-properties style:use-window-font-color="true" style:font-name="Times New Roman"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21"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22" style:family="paragraph" style:parent-style-name="Text_20_body">
      <style:paragraph-properties fo:orphans="0" fo:widows="0" fo:hyphenation-ladder-count="no-limit" style:writing-mode="lr-tb"/>
      <style:text-properties style:use-window-font-color="true" style:font-name="Times New Roman" fo:font-size="12pt" fo:language="fr" fo:country="FR" officeooo:rsid="0029f073"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T1" style:family="text">
      <style:text-properties officeooo:rsid="0011b812"/>
    </style:style>
    <style:style style:name="T2" style:family="text">
      <style:text-properties officeooo:rsid="00121f3b"/>
    </style:style>
    <style:style style:name="T3" style:family="text">
      <style:text-properties fo:font-variant="normal" fo:text-transform="none" fo:color="#000000" style:font-name="Arial1"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12841a"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11900f" style:font-name-asian="Arial Unicode MS" style:font-size-asian="12pt" style:font-weight-asian="normal" style:font-name-complex="Times New Roman" style:font-size-complex="12pt" style:language-complex="ar" style:country-complex="SA" style:font-weight-complex="normal"/>
    </style:style>
    <style:style style:name="T9" style:family="text">
      <style:text-properties fo:font-variant="normal" fo:text-transform="none" fo:color="#000000" style:font-name="Times New Roman" fo:font-size="12pt" fo:letter-spacing="normal" fo:language="fr" fo:country="FR" fo:font-style="normal" fo:font-weight="normal" officeooo:rsid="0043635f" style:font-size-asian="12pt" style:font-weight-asian="normal" style:font-size-complex="12pt" style:font-weight-complex="normal"/>
    </style:style>
    <style:style style:name="T10" style:family="text">
      <style:text-properties fo:font-variant="normal" fo:text-transform="none" style:font-name="Arial" fo:letter-spacing="normal" fo:font-style="normal" fo:font-weight="bold" style:font-weight-asian="bold" style:font-weight-complex="bold"/>
    </style:style>
    <style:style style:name="T11" style:family="text">
      <style:text-properties fo:font-variant="normal" fo:text-transform="none" style:font-name="Arial" fo:letter-spacing="normal" fo:font-style="normal" fo:font-weight="bold" officeooo:rsid="0026c2fc" style:font-weight-asian="bold" style:font-weight-complex="bold"/>
    </style:style>
    <style:style style:name="T12" style:family="text">
      <style:text-properties officeooo:rsid="0043635f"/>
    </style:style>
    <style:style style:name="T13" style:family="text">
      <style:text-properties officeooo:rsid="0012841a"/>
    </style:style>
    <style:style style:name="T14" style:family="text">
      <style:text-properties officeooo:rsid="00175b44"/>
    </style:style>
    <style:style style:name="T15" style:family="text">
      <style:text-properties officeooo:rsid="001860f1"/>
    </style:style>
    <style:style style:name="T16" style:family="text">
      <style:text-properties officeooo:rsid="0041362c"/>
    </style:style>
    <style:style style:name="T17" style:family="text">
      <style:text-properties officeooo:rsid="001370e8"/>
    </style:style>
    <style:style style:name="T18" style:family="text">
      <style:text-properties officeooo:rsid="00400783"/>
    </style:style>
    <style:style style:name="T19" style:family="text">
      <style:text-properties fo:background-color="transparent" loext:char-shading-value="0"/>
    </style:style>
    <style:style style:name="T20" style:family="text">
      <style:text-properties officeooo:rsid="0043635f" fo:background-color="transparent" loext:char-shading-value="0"/>
    </style:style>
    <style:style style:name="T21" style:family="text">
      <style:text-properties officeooo:rsid="0041896b"/>
    </style:style>
    <style:style style:name="T22" style:family="text">
      <style:text-properties style:use-window-font-color="true" style:font-name="Times New Roman1" fo:language="fr" fo:country="FR" fo:font-weight="normal" officeooo:rsid="000a8b9b" style:font-name-asian="Arial Unicode MS" style:font-weight-asian="normal" style:font-name-complex="Arial" style:language-complex="ar" style:country-complex="SA" style:font-weight-complex="normal"/>
    </style:style>
    <style:style style:name="T23" style:family="text">
      <style:text-properties style:use-window-font-color="true" style:font-name="Times New Roman" fo:language="fr" fo:country="FR" style:font-name-asian="Arial Unicode MS" style:font-name-complex="Times New Roman" style:language-complex="ar" style:country-complex="SA"/>
    </style:style>
    <style:style style:name="T24" style:family="text">
      <style:text-properties officeooo:rsid="00372e72"/>
    </style:style>
    <style:style style:name="T25" style:family="text">
      <style:text-properties officeooo:rsid="001cb7bd"/>
    </style:style>
    <style:style style:name="T26" style:family="text">
      <style:text-properties officeooo:rsid="002cbb0d"/>
    </style:style>
    <style:style style:name="T27" style:family="text">
      <style:text-properties officeooo:rsid="001deceb"/>
    </style:style>
    <style:style style:name="T28" style:family="text">
      <style:text-properties officeooo:rsid="001bf568"/>
    </style:style>
    <style:style style:name="T29" style:family="text">
      <style:text-properties style:font-name="Times New Roman" fo:font-size="12pt" fo:font-weight="normal" style:font-size-asian="12pt" style:font-weight-asian="normal" style:font-size-complex="12pt" style:font-weight-complex="normal"/>
    </style:style>
    <style:style style:name="T30" style:family="text">
      <style:text-properties style:font-name="Times New Roman" fo:font-size="12pt" fo:font-weight="normal" officeooo:rsid="0043635f" style:font-size-asian="12pt" style:font-weight-asian="normal" style:font-size-complex="12pt" style:font-weight-complex="normal"/>
    </style:style>
    <style:style style:name="T31" style:family="text">
      <style:text-properties style:font-name="Times New Roman" fo:font-size="12pt" fo:font-weight="normal" officeooo:rsid="00378445" style:font-size-asian="12pt" style:font-weight-asian="normal" style:font-size-complex="12pt" style:font-weight-complex="normal"/>
    </style:style>
    <style:style style:name="T32" style:family="text">
      <style:text-properties style:font-name="Times New Roman" fo:font-size="12pt" fo:font-weight="normal" officeooo:rsid="001cc0cc" style:font-size-asian="12pt" style:font-weight-asian="normal" style:font-size-complex="12pt" style:font-weight-complex="normal"/>
    </style:style>
    <style:style style:name="T33" style:family="text">
      <style:text-properties style:font-name="Times New Roman" fo:font-size="12pt" fo:font-weight="normal" officeooo:rsid="001deceb" style:font-size-asian="12pt" style:font-weight-asian="normal" style:font-size-complex="12pt" style:font-weight-complex="normal"/>
    </style:style>
    <style:style style:name="T34" style:family="text">
      <style:text-properties officeooo:rsid="001ede65"/>
    </style:style>
    <style:style style:name="T35" style:family="text">
      <style:text-properties officeooo:rsid="0020caab"/>
    </style:style>
    <style:style style:name="T36" style:family="text">
      <style:text-properties officeooo:rsid="003198cd"/>
    </style:style>
    <style:style style:name="T37" style:family="text">
      <style:text-properties fo:font-style="normal" style:font-style-asian="normal" style:font-style-complex="normal"/>
    </style:style>
    <style:style style:name="T38" style:family="text">
      <style:text-properties style:font-name="Arial"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 poursuite de la navigation sur le site internet [website]<text:span text:style-name="T1"> </text:span>vaut acceptation sans réserve des dispositions et conditions d’utilisation qui suivent.</text:p>
      <text:p text:style-name="P7">La version actuellement en ligne de ces conditions d’utilisation est la seule opposable pendant toute la durée d’utilisation du site internet [website]et jusqu’à ce qu’une nouvelle version la remplace.</text:p>
      <text:list xml:id="list893257096635326388" text:style-name="Numbering_20_1">
        <text:list-item>
          <text:h text:style-name="P1" text:outline-level="1">Article 1 : Définitions</text:h>
        </text:list-item>
      </text:list>
      <text:p text:style-name="P19">Société : <text:span text:style-name="T2">[status] </text:span><text:span text:style-name="Strong_20_Emphasis"><text:span text:style-name="T3">[company]</text:span></text:span> au capital de <text:span text:style-name="Strong_20_Emphasis"><text:span text:style-name="T5">[capital]</text:span></text:span> euros, ayant <text:span text:style-name="T12">son</text:span> siège social <text:span text:style-name="T13">[</text:span><text:span text:style-name="Strong_20_Emphasis"><text:span text:style-name="T6">adress]</text:span></text:span> et immatriculée au <text:span text:style-name="Strong_20_Emphasis"><text:span text:style-name="T8">[registration_number]</text:span></text:span></text:p>
      <text:p text:style-name="P18">Client: désigne toute personne physique ou morale ayant la pleine capacité juridique lors de l’achat de Produit ou l’utilisation des Services proposés par la société <text:span text:style-name="Strong_20_Emphasis"><text:span text:style-name="T3">[company]</text:span></text:span> et/ou personne(s) physique(s) utilisatrice(s) de ces mêmes Produits et Services sous la responsabilité du client.</text:p>
      <text:p text:style-name="P18">Partenaire: désigne toute personne physique ou morale proposant des Produits par le biais de la Société.</text:p>
      <text:p text:style-name="P18">Contrat : désigne par ordre décroissant d’importance les éventuelles <text:span text:style-name="T14">C</text:span>onditions <text:span text:style-name="T14">P</text:span>articulières, Conditions Générales d’Utilisation (CGU). <text:span text:style-name="T15">les</text:span> <text:span text:style-name="T14">Conditions Générales de Ventes (CGV). </text:span></text:p>
      <text:p text:style-name="P18">Site: désigne le site Internet [website], propriété de la Société.</text:p>
      <text:p text:style-name="P18">Charte Graphique: désigne les créations relatives à la structure générale du Site.</text:p>
      <text:p text:style-name="P18">Cookie: désigne un petit fichier texte stocké par le navigateur web sur la mémoire vive de l’internaute et qui permet aujourd’hui de retenir des informations. Selon la loi, l'acceptation de cookie est demandé<text:span text:style-name="T16">e</text:span> lors de la première connexion pour une durée maximale de 12 mois. Des cookies peuvent aussi être généré<text:span text:style-name="T16">s</text:span> par services prestataires pour la <text:span text:style-name="T12">S</text:span>ociété tel<text:span text:style-name="T12">s</text:span> que Google, Yahoo, Facebook, etc.</text:p>
      <text:p text:style-name="P18">Internaute: <text:span text:style-name="T16">p</text:span>ersonne qui navigue à l'aide d'un navigateur sur le <text:span text:style-name="T12">S</text:span>ite internet proposé par la <text:span text:style-name="T12">S</text:span>ociété.</text:p>
      <text:p text:style-name="P18">Codes d'accès: désigne l'identifiant de l'internaute et son mot de passe de connexion choisis par l'internaute lors de son inscription, lui permettant de s'identifier et de se connecter aux différents services souscrits fournis sur le Site. </text:p>
      <text:p text:style-name="P18">Produit physique: désigne tout type de bien matériel pouvant être proposé au Client par la Société dans le cadre de son activité.</text:p>
      <text:p text:style-name="P18">Produit virtuel: désigne tout type de produit non matériel pouvant être proposé au Client par la Société ou ses Partenaires, notamment et non limitativement, module, thème graphique, vidéo, logo, modèle de document, livre électronique...</text:p>
      <text:p text:style-name="P18">Contenu: <text:span text:style-name="T16">l</text:span>e terme « Contenu Utilisateur » désigne les données transmises par l'Utilisateur dans les différentes rubriques du Site</text:p>
      <text:p text:style-name="P18">Services Clients: désigne l’ensemble des services d’assistance technique, commerciale ou pour toute réclamation, mis à disposition par la Société à ses Clients aux coordonnées suivantes : <text:s/></text:p>
      <text:p text:style-name="P8">« <text:span text:style-name="T17">Coordonnées service client »</text:span></text:p>
      <text:list xml:id="list160150395916273" text:continue-numbering="true" text:style-name="Numbering_20_1">
        <text:list-item>
          <text:h text:style-name="P3" text:outline-level="1">Article 2 : Objet</text:h>
        </text:list-item>
      </text:list>
      <text:p text:style-name="P21">Les CGU ont pour objet de définir les conditions et les modalités d'interactions pour les actions suivantes :</text:p>
      <text:list xml:id="list2714587822197334390" text:style-name="L1">
        <text:list-item>
          <text:p text:style-name="P20"><text:span text:style-name="T18">Utilisation des services proposés par </text:span>la Société et/ou de Produits de ses Partenaires au Client sur le Site.</text:p>
        </text:list-item>
      </text:list>
      <text:list xml:id="list160150201640966" text:continue-list="list160150395916273" text:style-name="Numbering_20_1">
        <text:list-item>
          <text:h text:style-name="P1" text:outline-level="1"><text:soft-page-break/>Article 3 : Conditions d’accessibilité</text:h>
        </text:list-item>
      </text:list>
      <text:p text:style-name="P10">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12">S</text:span>ite et des <text:span text:style-name="T12">S</text:span>ervices.</text:p>
      <text:p text:style-name="P10">Par conséquent, la Société ne peut garantir la disponibilité du <text:span text:style-name="T12">S</text:span>ite et/ou des <text:span text:style-name="T12">S</text:span>ervices et la fiabilité des transmissions et des performances en termes de temps de réponse ou de qualité. I<text:span text:style-name="T19">l n’est prévu aucune assistance technique vis à vis d</text:span><text:span text:style-name="T20">u Client </text:span><text:span text:style-name="T19">que ce soit par des moyens électroniques ou téléphoniques.</text:span></text:p>
      <text:p text:style-name="P10">La responsabilité de la Société ne saurait être engagée en cas d’impossibilité d’accès à ce <text:span text:style-name="T12">S</text:span>ite et/ou d’utilisation des <text:span text:style-name="T12">S</text:span>ervices.</text:p>
      <text:p text:style-name="P10">Par ailleurs, la Société peut être amenée à interrompre le <text:span text:style-name="T12">S</text:span>ite ou une partie des <text:span text:style-name="T12">S</text:span>ervices, à tout moment sans préavis, le tout sans droit à indemnités. <text:span text:style-name="T12">Le Client</text:span> reconnaît et accepte que la Société ne soit pas responsable des interruptions et des conséquences qui peuvent en découler pour l<text:span text:style-name="T12">e Client</text:span> ou tout tiers.</text:p>
      <text:list xml:id="list160151149423041" text:continue-numbering="true" text:style-name="Numbering_20_1">
        <text:list-item>
          <text:h text:style-name="P3" text:outline-level="1">Article 4 : Modification des conditions générales d’utilisation</text:h>
        </text:list-item>
      </text:list>
      <text:p text:style-name="P21">La Société se réserve la possibilité de modifier, à tout moment et sans préavis, les présentes conditions d’utilisation afin de les adapter aux évolutions du <text:span text:style-name="T12">Si</text:span>te et/ou de son exploitation.</text:p>
      <text:p text:style-name="P21">Les <text:span text:style-name="T12">Clients</text:span> qui ne souhaiteraient pas accepter la nouvelle version des CGU, devront le notifier et, à compter de la date à partir de laquelle la nouvelle version prendra effet, ils devront cesser d'utiliser les Services.</text:p>
      <text:p text:style-name="P22">Les nouvelle<text:span text:style-name="T12">s conditions générales d'utilisation </text:span>seront, le cas échéant, portées à la connaissance des <text:span text:style-name="T12">C</text:span>lient<text:span text:style-name="T12">s</text:span> par modification en ligne.</text:p>
      <text:list xml:id="list160150131814277" text:continue-numbering="true" text:style-name="Numbering_20_1">
        <text:list-item>
          <text:h text:style-name="P1" text:outline-level="1">Article 5 : Règles d'usage <text:span text:style-name="T12">de l'</text:span>internet</text:h>
        </text:list-item>
      </text:list>
      <text:p text:style-name="P10">Le Client déclare accepter les caractéristiques et les limites de l’internet et en particulier reconnaître :</text:p>
      <text:p text:style-name="P7">- qu’il est le seul responsable de l’usage qu’il fait des informations. En conséquence, l<text:span text:style-name="T21">a Société</text:span> ne pourra pas être tenu, du fait d’une obligation expresse ou tacite, comme civilement responsable envers le Client de quelconques dommages directs ou indirects découlant de l’utilisation desdites informations ;</text:p>
      <text:p text:style-name="P7">- qu’il a connaissance de la nature de l’internet, en particulier de ses performances techniques et des temps de réponse pour consulter, interroger ou transférer des informations ;</text:p>
      <text:p text:style-name="P9">- que la communication par le Client de ses éléments personnels d’identification ou d’une manière générale de toute information jugée par le Client comme confidentielle est faite sous sa propre responsabilité ;</text:p>
      <text:p text:style-name="P7">- qu’il appartient au Client de prendre toutes mesures nécessaires pour s’assurer que les caractéristiques techniques de son ordinateur lui permettent <text:span text:style-name="T21">d'accéder aux informations</text:span> ;</text:p>
      <text:p text:style-name="P9">- qu’il appartient au Client de prendre toutes les mesures appropriées de façon à protéger ses propres données et/ou logiciel de la contamination par d’éventuels virus circulant à travers le site internet <text:span text:style-name="T22">[website]</text:span><text:span text:style-name="T23">.</text:span></text:p>
      <text:list xml:id="list160151398143629" text:continue-numbering="true" text:style-name="Numbering_20_1">
        <text:list-item>
          <text:h text:style-name="P1" text:outline-level="1"><text:soft-page-break/>Article <text:span text:style-name="T24">6</text:span> : Sécurité informatique</text:h>
        </text:list-item>
      </text:list>
      <text:p text:style-name="P10">Aucun site n'étant inviolable, la responsabilité de la Société ne pourra être mise en cause si des données indésirables sont importées et installées sur le <text:span text:style-name="T12">Si</text:span>te à son insu ou si, à l'inverse, les données transmises par l<text:span text:style-name="T12">e Client </text:span>pour gérer son compte ou sa commande sont détournées pour être utilisées illicitement par des tiers.</text:p>
      <text:p text:style-name="P10">Le Site comporte des informations mises à disposition par des sociétés externes ou des liens hypertextes vers d'autres sites qui n'ont pas été développés par la Société.</text:p>
      <text:p text:style-name="P10">L'existence de liens <text:span text:style-name="T12">hypertextes </text:span>du Site vers d'autres sites ne constitue en rien une validation de ces <text:span text:style-name="T12">S</text:span>ites ou de leur contenu par <text:span text:style-name="T12">l</text:span>a Société. Il appartient <text:span text:style-name="T12">au Client</text:span> d'utiliser ces informations ou non. La responsabilité de <text:s/>la Société ne saurait être engagée du fait des informations présenté<text:span text:style-name="T12">e</text:span>s par ces sites externes.</text:p>
      <text:p text:style-name="P10">Les liens <text:span text:style-name="T12">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16">l</text:span>a <text:span text:style-name="T12">S</text:span>ociété effacera après avoir été dûment informé desdits contenus, le lien avec cette page.</text:p>
      <text:p text:style-name="P10">La <text:span text:style-name="T12">S</text:span>ociété ne dispose d'aucun moyen pour contrôler ces sites (et/ou les produits et services qu’ils proposent) et ces sources, et ne répond pas de la disponibilité de tels sites et sources externes ni ne la garantit.</text:p>
      <text:p text:style-name="P10">En conséquence, l<text:span text:style-name="T12">e Client</text:span> prend acte de ce que, lorsqu'il communique sur le <text:span text:style-name="T12">S</text:span>ite des informations jugées confidentielles, cette communication se fera à ses risques et périls.</text:p>
      <text:p text:style-name="P4">En tant <text:span text:style-name="T25">que Client</text:span> inscrit à un ou des <text:span text:style-name="T25">s</text:span>ervices <text:span text:style-name="T25">ayant commandé ou pas</text:span>, celui-ci peut disposer d'un espace personnel. Le <text:span text:style-name="T12">S</text:span>ite n'étant cependant pas conçu pour la sauvegarde de contenus, il appartient <text:span text:style-name="T25">au Client</text:span> de prendre les mesures nécessaires à cet effet.</text:p>
      <text:list xml:id="list160151318654238" text:continue-numbering="true" text:style-name="Numbering_20_1">
        <text:list-item>
          <text:h text:style-name="P1" text:outline-level="1">Article <text:span text:style-name="T26">6 </text:span>: Propriété intellectuelle des données</text:h>
        </text:list-item>
      </text:list>
      <text:p text:style-name="P11">Il est précisé que la Charte Graphique, les Contenus du <text:span text:style-name="T12">S</text:span>ite sont protégés par la législation relative à la propriété intellectuelle actuellement en vigueur en France, et ce pour le monde entier. [website] est titulaire de l’intégralité des droits y afférant.</text:p>
      <text:p text:style-name="P11">A ce titre, seule l'utilisation de la <text:span text:style-name="T27">c</text:span>harte graphique et des <text:span text:style-name="T27">c</text:span>ontenus pour un usage privé est autorisée, <text:span text:style-name="T28">et ce conformément aux dispositions du Code de la propriété intellectuelle.</text:span></text:p>
      <text:p text:style-name="P18"><text:span text:style-name="T29">En conséquence, </text:span><text:span text:style-name="Strong_20_Emphasis"><text:span text:style-name="T9">le Client</text:span></text:span><text:span text:style-name="T29"> 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30">C</text:span><text:span text:style-name="T29">ode de la propriété intellectuelle, </text:span><text:span text:style-name="T31">et toutes autres données,</text:span><text:span text:style-name="T29"> sans autorisation </text:span><text:span text:style-name="T32">préalable écrite </text:span><text:span text:style-name="T29">de [website].</text:span></text:p>
      <text:p text:style-name="P12"><text:span text:style-name="T29">Toute exploitation non autorisée de la </text:span><text:span text:style-name="T32">c</text:span><text:span text:style-name="T29">harte </text:span><text:span text:style-name="T32">g</text:span><text:span text:style-name="T29">raphique, </text:span><text:span text:style-name="T30">de</text:span><text:span text:style-name="T32">s c</text:span><text:span text:style-name="T29">ontenus, </text:span><text:span text:style-name="T30">de </text:span><text:span text:style-name="T32">la marque</text:span><text:span text:style-name="T29"> est constitutive d’actes de contrefaçon de droit d’auteur et/ou </text:span><text:span text:style-name="T30">de </text:span><text:span text:style-name="T29">droit des </text:span><text:span text:style-name="T30">marques </text:span><text:span text:style-name="T29">et engage la responsabilité pénale et civile d</text:span><text:span text:style-name="T30">u Client </text:span><text:span text:style-name="T29">sur le fondement de la contrefaçon de droits d’auteur et/ou </text:span><text:span text:style-name="T30">de </text:span><text:span text:style-name="T29">droit des </text:span><text:span text:style-name="T30">marques</text:span><text:span text:style-name="T29">, et éventuellement sur le fondement </text:span><text:span text:style-name="T33">du parasitisme et/ou </text:span><text:span text:style-name="T29">de la concurrence déloyale.</text:span></text:p>
      <text:list xml:id="list160151356530779" text:continue-numbering="true" text:style-name="Numbering_20_1">
        <text:list-item>
          <text:h text:style-name="P1" text:outline-level="1">Article <text:span text:style-name="T26">7 </text:span>: Perte<text:span text:style-name="T34">s</text:span> <text:span text:style-name="T34">et protections </text:span>des données informatiques</text:h>
        </text:list-item>
      </text:list>
      <text:p text:style-name="P18">La Société n’encourra aucune responsabilité d’aucune sorte (ni directe, ni indirecte, ni principale, ni incidente) pour tout préjudice subi par <text:span text:style-name="T12">le Client </text:span>du fait de la perte totale ou partielle ou encore du fait de l’endommagement de tous programmes, données ou matériels à l’occasion de l’accès ou de <text:soft-page-break/>l’utilisation du site (ou d’un autre site référencé sur le site). </text:p>
      <text:p text:style-name="P18">Il appartient exclusivement <text:span text:style-name="T12">au Client</text:span> de prendre toutes les mesures appropriées afin de protéger ses propres matériels, programmes et données de la contamination par toutes formes de logiciel malveillant circulant sur Internet.</text:p>
      <text:list xml:id="list160150831620734" text:continue-numbering="true" text:style-name="Numbering_20_1">
        <text:list-item>
          <text:h text:style-name="P2" text:outline-level="1">Article <text:span text:style-name="T26">8 </text:span>: Données collectées</text:h>
        </text:list-item>
      </text:list>
      <text:p text:style-name="P18"><text:span text:style-name="Strong_20_Emphasis"><text:span text:style-name="T7">[company] </text:span></text:span>s’engage à respecter la confidentialité des données personnelles communiquées par <text:span text:style-name="T35">le Client </text:span>sur le Site et à les traiter dans le respect de la loi Informatique et Libertés du 6 janvier 1978.</text:p>
      <text:p text:style-name="P18"><text:span text:style-name="Strong_20_Emphasis"><text:span text:style-name="T7">[company]</text:span></text:span> informe le <text:span text:style-name="T12">Client </text:span>que ces données seront utilisées par ses services internes et/ou ceux de ses filiales aux seules fins :</text:p>
      <text:p text:style-name="P18">- de prendre contact avec lui dans le cas où une de ses réponses à une offre publiée par <text:span text:style-name="Strong_20_Emphasis"><text:span text:style-name="T7">[company] </text:span></text:span><text:s/>intéresserait celle-ci,</text:p>
      <text:p text:style-name="P18">- de lui envoyer une alerte automatique dès lors qu’une offre publiée sur le Site correspond aux critères de recherche éventuellement saisis par lui.</text:p>
      <text:p text:style-name="P13">- l'utilisation de cookies. Les cookies arrivent en général à échéance au plus tard <text:span text:style-name="T36">12</text:span> mois après avoir été placé sur le terminal. Les cookies majoritairement utilisés sont : Google Analytics, Facebook, google +, Twitter, etc.</text:p>
      <text:p text:style-name="P18">Le Client a toutefois la faculté de s’opposer à l’enregistrement de <text:span text:style-name="T37">cookies</text:span> en configurant son navigateur à cette fin, par exemple :</text:p>
      <text:p text:style-name="P18"/>
      <text:p text:style-name="P15">Pour Mozilla firefox :</text:p>
      <text:p text:style-name="P7">   1. Choisir le menu « outil » puis « option » </text:p>
      <text:p text:style-name="P7">   2. Cliquer sur l’icône « vie privée »</text:p>
      <text:p text:style-name="P7">   3. Repérer le menu « cookie » et sélectionner les options qui conviennent</text:p>
      <text:p text:style-name="P7"/>
      <text:p text:style-name="P16">Pour Microsoft Internet Explorer :</text:p>
      <text:p text:style-name="P7">   1. Choisir le menu « outil » puis « options internet »</text:p>
      <text:p text:style-name="P7">   2. Cliquer sur l’icône « Confidentialité »</text:p>
      <text:p text:style-name="P14">  <text:span text:style-name="T37"> 3. Sélectionner le niveau souhaité à l’aide du curseur</text:span></text:p>
      <text:p text:style-name="P14"/>
      <text:p text:style-name="P18">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18">Au titre de la Loi n° 78-17 Informatique et Libertés du 6 janvier 1978, <text:span text:style-name="T12">le Client</text:span> dispose d’un droit d’accès, de rectification et de suppression des informations personnelles le concernant qu’il peut exercer à tout moment par écrit à l’adresse postale suivante : </text:p>
      <text:p text:style-name="P17"><text:span text:style-name="T38">Société : </text:span><text:span text:style-name="Strong_20_Emphasis"><text:span text:style-name="T4">[company] </text:span></text:span><text:span text:style-name="Strong_20_Emphasis"><text:span text:style-name="T5">Adresse company : adresse_company</text:span></text:span></text:p>
      <text:list xml:id="list160150631778819" text:continue-numbering="true" text:style-name="Numbering_20_1">
        <text:list-item>
          <text:h text:style-name="P2" text:outline-level="1">Article <text:span text:style-name="T26">9 :</text:span> Loi applicable et juridiction compétente</text:h>
        </text:list-item>
      </text:list>
      <text:p text:style-name="P6"><text:span text:style-name="T12">L</text:span>es présentes <text:span text:style-name="T12">conditions générales d'utilisation s</text:span>ont soumises à la loi française. <text:span text:style-name="T12">E</text:span>n cas de litige li<text:span text:style-name="T12">é</text:span> à <text:soft-page-break/>l’interprétation, la validité et les conséquences des présentes <text:span text:style-name="T12">conditions générales </text:span>et, <text:span text:style-name="T12">à</text:span> défaut de solution amiable préalable, les tribunaux de <text:span text:style-name="Strong_20_Emphasis"><text:span text:style-name="T10">[administrative_area]</text:span></text:span> seront seuls compétents.</text:p>
      <text:p text:style-name="P6">VERSION APPLICABLE AU [d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Arial1" svg:font-family="Aria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1S</meta:editing-duration>
    <meta:editing-cycles>3</meta:editing-cycles>
    <meta:generator>LibreOffice/5.0.1.2$Windows_x86 LibreOffice_project/81898c9f5c0d43f3473ba111d7b351050be20261</meta:generator>
    <dc:date>2018-05-18T16:01:48.971000000</dc:date>
    <meta:document-statistic meta:table-count="0" meta:image-count="0" meta:object-count="0" meta:page-count="5" meta:paragraph-count="73" meta:word-count="1899" meta:character-count="12119" meta:non-whitespace-character-count="10257"/>
    <meta:user-defined meta:name="Info 1"/>
    <meta:user-defined meta:name="Info 2"/>
    <meta:user-defined meta:name="Info 3"/>
    <meta:user-defined meta:name="Info 4"/>
  </office:meta>
</office:document-meta>
</file>